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6.51cm" fo:margin-left="0.018cm" fo:margin-top="0cm" fo:margin-bottom="0cm" table:align="left" style:writing-mode="lr-tb"/>
    </style:style>
    <style:style style:name="Table1.A" style:family="table-column">
      <style:table-column-properties style:column-width="16.51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176cm" fo:border="1pt solid #000000">
        <style:background-image/>
      </style:table-cell-properties>
    </style:style>
    <style:style style:name="P1" style:family="paragraph" style:parent-style-name="Standard" style:master-page-name="Standard">
      <style:paragraph-properties fo:text-align="center" style:justify-single-word="false" style:page-number="1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paragraph-properties fo:line-height="100%" fo:orphans="0" fo:widows="0" fo:padding="0cm" fo:border="none" style:shadow="none" style:join-border="false"/>
      <style:text-properties fo:font-size="12pt" officeooo:paragraph-rsid="0010ca87" style:font-size-asian="12pt" style:font-size-complex="12pt"/>
    </style:style>
    <style:style style:name="P4" style:family="paragraph" style:parent-style-name="Standard">
      <style:paragraph-properties fo:line-height="100%" fo:orphans="0" fo:widows="0" fo:padding="0cm" fo:border="none" style:shadow="none" style:join-border="false"/>
      <style:text-properties fo:font-size="12pt" officeooo:paragraph-rsid="0013cf93" style:font-size-asian="12pt" style:font-size-complex="12pt"/>
    </style:style>
    <style:style style:name="P5" style:family="paragraph" style:parent-style-name="Standard">
      <style:paragraph-properties fo:line-height="100%" fo:orphans="0" fo:widows="0" fo:padding="0cm" fo:border="none" style:shadow="none" style:join-border="false"/>
      <style:text-properties fo:font-size="12pt" officeooo:paragraph-rsid="001527c7" style:font-size-asian="12pt" style:font-size-complex="12pt"/>
    </style:style>
    <style:style style:name="P6" style:family="paragraph" style:parent-style-name="Standard">
      <style:paragraph-properties fo:line-height="100%" fo:orphans="0" fo:widows="0" fo:padding="0cm" fo:border="none" style:shadow="none" style:join-border="false"/>
      <style:text-properties fo:font-size="12pt" officeooo:rsid="0010ca87" officeooo:paragraph-rsid="0010ca87" style:font-size-asian="12pt" style:font-size-complex="12pt"/>
    </style:style>
    <style:style style:name="P7" style:family="paragraph" style:parent-style-name="Standard">
      <style:paragraph-properties fo:line-height="100%" fo:orphans="0" fo:widows="0" fo:padding="0cm" fo:border="none" style:shadow="none" style:join-border="false"/>
      <style:text-properties fo:font-size="12pt" officeooo:rsid="0013cf93" officeooo:paragraph-rsid="0013cf93" style:font-size-asian="12pt" style:font-size-complex="12pt"/>
    </style:style>
    <style:style style:name="P8" style:family="paragraph" style:parent-style-name="Standard">
      <style:paragraph-properties fo:line-height="100%" fo:orphans="0" fo:widows="0" fo:padding="0cm" fo:border="none" style:shadow="none" style:join-border="false"/>
      <style:text-properties fo:font-size="12pt" officeooo:rsid="001527c7" officeooo:paragraph-rsid="001527c7" style:font-size-asian="12pt" style:font-size-complex="12pt"/>
    </style:style>
    <style:style style:name="P9" style:family="paragraph" style:parent-style-name="Standard">
      <style:paragraph-properties fo:line-height="100%" fo:orphans="0" fo:widows="0" fo:padding="0cm" fo:border="none" style:shadow="none" style:join-border="false"/>
    </style:style>
    <style:style style:name="P10" style:family="paragraph" style:parent-style-name="Standard">
      <style:text-properties officeooo:rsid="0010ca87" officeooo:paragraph-rsid="0010ca87"/>
    </style:style>
    <style:style style:name="P11" style:family="paragraph" style:parent-style-name="Standard">
      <style:text-properties officeooo:paragraph-rsid="0010ca87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10ca87" style:font-size-asian="12pt" style:font-size-complex="12pt"/>
    </style:style>
    <style:style style:name="T4" style:family="text">
      <style:text-properties officeooo:rsid="0010ca87"/>
    </style:style>
    <style:style style:name="T5" style:family="text">
      <style:text-properties officeooo:rsid="0013cf93"/>
    </style:style>
    <style:style style:name="T6" style:family="text">
      <style:text-properties officeooo:rsid="001527c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SWEN90006-Assignment-2 Group Agreement</text:span></text:p>
      <text:p text:style-name="P2"/>
      <text:p text:style-name="Standard"><text:span text:style-name="T2">Group Number: </text:span><text:span text:style-name="T3">21<text:tab/><text:tab/></text:span><text:span text:style-name="T2"> Date: </text:span><text:span text:style-name="T3">3/10</text:span></text:p>
      <text:p text:style-name="P2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9"><text:span text:style-name="T1">GOALS: </text:span><text:span text:style-name="T2">What are our team goals for this project?</text:span></text:p>
            <text:p text:style-name="P9"><text:span text:style-name="T2">What are the main tasks we need to accomplish and how is responsibility for those tasks divided between team members?</text:span></text:p>
          </table:table-cell>
        </table:table-row>
        <table:table-row table:style-name="Table1.1">
          <table:table-cell table:style-name="Table1.A1" office:value-type="string">
            <text:p text:style-name="P6">Fuzz <text:span text:style-name="T5">the </text:span><text:span text:style-name="T6">TopStream</text:span><text:span text:style-name="T5"> server </text:span><text:span text:style-name="T6">to find at least three serious vulnerabilities, ideally more.</text:span></text:p>
            <text:p text:style-name="P6">Write report re<text:span text:style-name="T6">garding AFLNet </text:span>and <text:span text:style-name="T6">any </text:span>bugs <text:span text:style-name="T6">found</text:span>, including steps taken <text:span text:style-name="T6">to run the experiments</text:span>, <text:span text:style-name="T6">and any attempts </text:span>that didn’t work.</text:p>
            <text:p text:style-name="P3"><text:span text:style-name="T4">Specifically, line coverage must be at least 75%; branch coverage must be at least 55%. </text:span><text:span text:style-name="T6">Hopefully we can get well above these minima.</text:span></text:p>
          </table:table-cell>
        </table:table-row>
        <table:table-row table:style-name="Table1.1">
          <table:table-cell table:style-name="Table1.A1" office:value-type="string">
            <text:p text:style-name="P9"><text:span text:style-name="T1">EXPECTATIONS:</text:span><text:span text:style-name="T2"> What do we expect of one another in regard to attendance at meetings, participation, frequency of communication, the quality of work, etc.?</text:span></text:p>
          </table:table-cell>
        </table:table-row>
        <table:table-row table:style-name="Table1.1">
          <table:table-cell table:style-name="Table1.A1" office:value-type="string">
            <text:p text:style-name="P6">Everyone attends everything. 2 meetings / wk, Mon Thur <text:span text:style-name="T5">from 9pm</text:span>. <text:span text:style-name="T5">Meetings are hopefully more about clarification than coding; but we will do pair programming or other work if needed.</text:span></text:p>
            <text:p text:style-name="P6">Communicate via WhatsApp. Read and respond asap, definitely by end of day, ideally immediately or at least within an hour or so.</text:p>
            <text:p text:style-name="P3"><text:span text:style-name="T4">Quality of work: </text:span><text:span text:style-name="T6">We’re all masters students. We all expect everyone to perform to a high standard and fix anything that isn’t up to it.</text:span></text:p>
          </table:table-cell>
        </table:table-row>
        <table:table-row table:style-name="Table1.1">
          <table:table-cell table:style-name="Table1.A1" office:value-type="string">
            <text:p text:style-name="P9"><text:span text:style-name="T1">POLICIES &amp; PROCEDURES:</text:span><text:span text:style-name="T2"> What rules can we agree on to help us meet our goals and expectations?</text:span></text:p>
          </table:table-cell>
        </table:table-row>
        <table:table-row table:style-name="Table1.1">
          <table:table-cell table:style-name="Table1.A1" office:value-type="string">
            <text:p text:style-name="P7">We will <text:span text:style-name="T6">decide on</text:span> goals for the next few days at each meeting.</text:p>
            <text:p text:style-name="P8">We will keep minutes, which will be uploaded to GitHub.</text:p>
            <text:p text:style-name="P4"><text:span text:style-name="T5">If anyone falls behind </text:span><text:span text:style-name="T6">on assigned tasks</text:span><text:span text:style-name="T5">, we’ll assign someone else to help </text:span><text:span text:style-name="T6">out and ensure the remaining tasks are evenly distributed among the team.</text:span></text:p>
          </table:table-cell>
        </table:table-row>
        <table:table-row table:style-name="Table1.1">
          <table:table-cell table:style-name="Table1.A1" office:value-type="string">
            <text:p text:style-name="P9"><text:span text:style-name="T1">CONSEQUENCES:</text:span><text:span text:style-name="T2"> How will we address non-performance in regard to these goals, expectations, policies and procedures? (Such as/including recording in peer self-assessment at end of project)</text:span></text:p>
          </table:table-cell>
        </table:table-row>
        <table:table-row table:style-name="Table1.1">
          <table:table-cell table:style-name="Table1.A1" office:value-type="string">
            <text:p text:style-name="P8">We will record progress at each meeting. If anything presents serious problems, we will discuss it as a team and try to resolve it. </text:p>
            <text:p text:style-name="P5"><text:span text:style-name="T6">If repeated attempts fail to resolve matters, we will escalate to the teaching staff.</text:span></text:p>
          </table:table-cell>
        </table:table-row>
      </table:table>
      <text:p text:style-name="P2"/>
      <text:p text:style-name="Standard"><text:span text:style-name="T2">We share these goals and expectations, and agree to these policies, procedures, and consequences.</text:span></text:p>
      <text:p text:style-name="P2"/>
      <text:p text:style-name="P2"/>
      <text:p text:style-name="Standard"><text:span text:style-name="T2">______________________________________________________________________</text:span></text:p>
      <text:p text:style-name="Standard"><text:soft-page-break/><text:span text:style-name="T2">Names of each team member, signifying agreement.</text:span></text:p>
      <text:p text:style-name="P2"/>
      <text:p text:style-name="P2"/>
      <text:p text:style-name="P11"><text:span text:style-name="T3">Mark Norrish</text:span></text:p>
      <text:p text:style-name="P2"/>
      <text:p text:style-name="P2"/>
      <text:p text:style-name="P11"><text:span text:style-name="T3">Simon Chen</text:span></text:p>
      <text:p text:style-name="P2"/>
      <text:p text:style-name="P2"/>
      <text:p text:style-name="P11"><text:span text:style-name="T3">Sameer Sikka</text:span></text:p>
      <text:p text:style-name="Standard"/>
      <text:p text:style-name="Standard"/>
      <text:p text:style-name="P10">Rajneesh Gokool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1" style:font-size-asian="11pt" style:language-asian="en" style:country-asian="GB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n" fo:country="US" style:letter-kerning="false" style:font-name-asian="Arial1" style:font-size-asian="11pt" style:language-asian="en" style:country-asian="GB" style:font-name-complex="Arial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706cm" fo:margin-bottom="0.212cm" style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212cm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64cm" fo:margin-bottom="0.141cm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141cm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Standard" style:next-style-name="Standard" style:class="chapter">
      <style:paragraph-properties fo:margin-top="0cm" fo:margin-bottom="0.106cm" style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class="chapter">
      <style:paragraph-properties fo:margin-top="0cm" fo:margin-bottom="0.564cm" style:contextual-spacing="false" fo:keep-together="always" fo:keep-with-next="always"/>
      <style:text-properties fo:color="#666666" loext:opacity="100%" fo:font-size="15pt" style:font-size-asian="15pt" style:font-size-complex="15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4</meta:editing-cycles>
    <meta:creation-date>2022-09-24T19:24:00</meta:creation-date>
    <dc:date>2023-10-03T19:31:18.273680432</dc:date>
    <meta:editing-duration>PT6M48S</meta:editing-duration>
    <meta:generator>LibreOffice/7.3.7.2$Linux_X86_64 LibreOffice_project/30$Build-2</meta:generator>
    <meta:document-statistic meta:table-count="1" meta:image-count="0" meta:object-count="0" meta:page-count="2" meta:paragraph-count="25" meta:word-count="352" meta:character-count="2206" meta:non-whitespace-character-count="1876"/>
    <meta:user-defined meta:name="AppVersion">16.0000</meta:user-defined>
    <meta:template xlink:type="simple" xlink:actuate="onRequest" xlink:title="Normal.dotm" xlink:href=""/>
  </office:meta>
</office:document-meta>
</file>